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list-style-name="Numbering_20_123"/>
    <style:style style:name="P2" style:family="paragraph" style:parent-style-name="Text_20_body" style:list-style-name="Numbering_20_123"/>
    <style:style style:name="T1" style:family="text">
      <style:text-properties loext:padding="0.0193in" loext:border="0.06pt solid #d9d9e3"/>
    </style:style>
    <style:style style:name="T2" style:family="text">
      <style:text-properties fo:font-weight="bold" style:font-weight-asian="bold"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style:text-underline-style="solid" style:text-underline-width="auto" style:text-underline-color="font-color" fo:font-weight="bold" style:font-size-asian="16pt" style:font-weight-asian="bold" style:font-size-complex="16pt"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span text:style-name="T4">Topics covered in a job interview</text:span></text:p>
      <text:p text:style-name="Standard"><text:span text:style-name="T4"/></text:p>
      <text:p text:style-name="Standard"><text:span text:style-name="T4"/></text:p>
      <text:list xml:id="list4132714549" text:style-name="Numbering_20_123">
        <text:list-item>
          <text:p text:style-name="P2"><text:span text:style-name="Strong_20_Emphasis">Background and Experience:</text:span> Candidates are often asked to provide an overview of their <text:tab/>educational background and work experience. This helps the interviewer understand your <text:tab/>qualifications and how they relate to the job.</text:p>
        </text:list-item>
        <text:list-item>
          <text:p text:style-name="P2"><text:span text:style-name="Strong_20_Emphasis">Skills and Abilities:</text:span> Interviewers may ask about specific skills or abilities relevant to the job, such as technical skills, communication skills, problem-solving abilities, and leadership qualities.</text:p>
        </text:list-item>
        <text:list-item>
          <text:p text:style-name="P2"><text:span text:style-name="Strong_20_Emphasis">Behavioral Questions:</text:span> These questions aim to assess how you've handled situations in the past. Interviewers may ask about challenges you've faced, how you've worked in teams, or how you've resolved conflicts.</text:p>
        </text:list-item>
        <text:list-item>
          <text:p text:style-name="P2"><text:span text:style-name="Strong_20_Emphasis">Cultural Fit:</text:span> Employers want to ensure that candidates align with the company's culture and values. You might be asked questions about your work style, values, and how you would contribute to the company culture.</text:p>
        </text:list-item>
        <text:list-item>
          <text:p text:style-name="P2"><text:span text:style-name="Strong_20_Emphasis">Technical Knowledge:</text:span> For technical roles, there may be questions related to your technical expertise, coding challenges, or problem-solving scenarios.</text:p>
        </text:list-item>
        <text:list-item>
          <text:p text:style-name="P2"><text:span text:style-name="Strong_20_Emphasis">Job-Specific Questions:</text:span> The interview will likely include questions directly related to the responsibilities of the role you're applying for. These questions help the interviewer gauge your understanding of the position.</text:p>
        </text:list-item>
        <text:list-item>
          <text:p text:style-name="P2"><text:span text:style-name="Strong_20_Emphasis">Company and Industry Knowledge:</text:span> Employers often want to know that candidates have done their research about the company and industry. You may be asked about your knowledge of the company's products, services, competitors, and market trends.</text:p>
        </text:list-item>
        <text:list-item>
          <text:p text:style-name="P2"><text:span text:style-name="Strong_20_Emphasis">Motivation and Career Goals:</text:span> Interviewers may inquire about what motivates you, why you want to work for their company, and what your long-term career goals are.</text:p>
        </text:list-item>
        <text:list-item>
          <text:p text:style-name="P2"><text:span text:style-name="Strong_20_Emphasis">Salary and Benefits:</text:span> While this subject is usually addressed later in the interview process, candidates may be asked about their salary expectations, benefit preferences, or other compensation-related matters.</text:p>
        </text:list-item>
        <text:list-item>
          <text:p text:style-name="P2"><text:span text:style-name="Strong_20_Emphasis">Questions for the Interviewer:</text:span> Toward the end of the interview, you'll likely have the opportunity to ask questions of your own. This is a chance to learn more about the company, the team, and the role.</text:p>
        </text:list-item>
        <text:list-item>
          <text:p text:style-name="P2"><text:span text:style-name="Strong_20_Emphasis">Behavioral Assessment:</text:span> Some interviews may include behavioral assessments or situational judgment tests to evaluate how you might respond to specific workplace situations.</text:p>
        </text:list-item>
        <text:list-item>
          <text:p text:style-name="P2"><text:span text:style-name="Strong_20_Emphasis">Case Studies or Work Samples:</text:span> In certain fields, candidates may be asked to complete case studies or provide work samples to demonstrate their skills and problem-solving abilities.</text:p>
          <text:p text:style-name="P2"/>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1T10:36:29.902732680</meta:creation-date>
    <dc:date>2023-09-11T10:40:24.689590534</dc:date>
    <meta:editing-duration>PT3M55S</meta:editing-duration>
    <meta:editing-cycles>1</meta:editing-cycles>
    <meta:document-statistic meta:table-count="0" meta:image-count="0" meta:object-count="0" meta:page-count="1" meta:paragraph-count="13" meta:word-count="365" meta:character-count="2435" meta:non-whitespace-character-count="2091"/>
    <meta:generator>LibreOffice/7.3.7.2$Linux_X86_64 LibreOffice_project/30$Build-2</meta:generator>
  </office:meta>
</office:document-meta>
</file>